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8.485cm" fo:min-width="7.731cm"/>
    </style:style>
    <style:style style:name="gr2" style:family="graphic" style:parent-style-name="standard">
      <style:graphic-properties svg:stroke-color="#000033" draw:fill-color="#ffffff" draw:textarea-horizontal-align="justify" draw:textarea-vertical-align="middle" draw:auto-grow-height="false" fo:min-height="3.127cm" fo:min-width="5.55cm"/>
    </style:style>
    <style:style style:name="gr3" style:family="graphic" style:parent-style-name="standard">
      <style:graphic-properties svg:stroke-color="#000033" draw:fill-color="#ffffff" draw:textarea-horizontal-align="justify" draw:textarea-vertical-align="middle" draw:auto-grow-height="false" fo:min-height="3.128cm" fo:min-width="5.551cm"/>
    </style:style>
    <style:style style:name="gr4" style:family="graphic" style:parent-style-name="standard">
      <style:graphic-properties svg:stroke-color="#000033" draw:fill-color="#ffffff" draw:textarea-horizontal-align="justify" draw:textarea-vertical-align="middle" draw:auto-grow-height="false" fo:min-height="1.504cm" fo:min-width="7.1cm"/>
    </style:style>
    <style:style style:name="gr5" style:family="graphic" style:parent-style-name="objectwithoutfill">
      <style:graphic-properties draw:stroke="solid" svg:stroke-width="0.081cm" svg:stroke-color="#000000" draw:marker-start="Square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6" style:family="graphic" style:parent-style-name="objectwithoutfill">
      <style:graphic-properties svg:stroke-width="0.081cm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7" style:family="graphic" style:parent-style-name="standard">
      <style:graphic-properties svg:stroke-color="#000033" draw:fill-color="#ffffff" draw:textarea-horizontal-align="justify" draw:textarea-vertical-align="middle" draw:auto-grow-height="false" fo:min-height="1.502cm" fo:min-width="7.1cm"/>
    </style:style>
    <style:style style:name="gr8" style:family="graphic" style:parent-style-name="objectwithoutfill">
      <style:graphic-properties svg:stroke-width="0.081cm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387cm" fo:min-width="4.717cm" fo:wrap-option="no-wrap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387cm" fo:min-width="5.498cm" fo:wrap-option="no-wrap"/>
    </style:style>
    <style:style style:name="gr1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fo:min-height="0.8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9.147cm" svg:height="9.709cm" draw:transform="skewX (-0.00279252680319093) rotate (-0.00296705972839042) translate (5.254cm 9.426cm)">
          <text:p/>
          <draw:enhanced-geometry svg:viewBox="0 0 21600 21600" draw:glue-points="10800 0 0 10800 10800 21600 21600 10800" draw:path-stretchpoint-x="10800" draw:text-areas="?f8 ?f9 ?f10 ?f11" draw:mirror-horizontal="false" draw:mirror-vertical="false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6.05cm" svg:height="3.377cm" svg:x="1cm" svg:y="1cm">
          <text:p text:style-name="P2">DATA</text:p>
          <text:p text:style-name="P2">*.nii</text:p>
          <text:p text:style-name="P2">logs</text:p>
          <draw:enhanced-geometry svg:viewBox="0 0 21600 21600" draw:extrusion="false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6.051cm" svg:height="3.378cm" svg:x="6.801cm" svg:y="4.906cm">
          <text:p text:style-name="P2">ROI extractor</text:p>
          <draw:enhanced-geometry svg:viewBox="0 0 21600 21600" draw:extrusion="false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6.051cm" svg:height="3.378cm" svg:x="14.681cm" svg:y="4.906cm">
          <text:p text:style-name="P2">Feature extractor</text:p>
          <draw:enhanced-geometry svg:viewBox="0 0 21600 21600" draw:extrusion="false" draw:mirror-horizontal="false" draw:mirror-vertical="false" draw:type="rectangle" draw:enhanced-path="M 0 0 L 21600 0 21600 21600 0 21600 0 0 Z N"/>
        </draw:custom-shape>
        <draw:custom-shape draw:style-name="gr3" draw:text-style-name="P3" xml:id="id4" draw:id="id4" draw:layer="layout" svg:width="6.051cm" svg:height="3.378cm" svg:x="22.561cm" svg:y="4.906cm">
          <text:p text:style-name="P2">Classifier</text:p>
          <draw:enhanced-geometry svg:viewBox="0 0 21600 21600" draw:extrusion="false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6cm" svg:height="1.754cm" svg:x="5.973cm" svg:y="10.638cm">
          <text:p text:style-name="P2">ISC</text:p>
          <draw:enhanced-geometry svg:viewBox="0 0 21600 21600" draw:extrusion="false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4.025cm" svg:y1="4.377cm" svg:x2="6.801cm" svg:y2="6.595cm" draw:start-shape="id1" draw:end-shape="id2" draw:end-glue-point="3" svg:d="M4025 4377v2218h2776" svg:viewBox="0 0 2777 2219">
          <text:p text:style-name="P2"/>
        </draw:connector>
        <draw:connector draw:style-name="gr6" draw:text-style-name="P1" draw:layer="layout" svg:x1="7.05cm" svg:y1="2.688cm" svg:x2="17.706cm" svg:y2="4.906cm" draw:start-shape="id1" draw:start-glue-point="1" draw:end-shape="id3" draw:end-glue-point="0" svg:d="M7050 2688h10656v2218" svg:viewBox="0 0 10657 2219">
          <text:p text:style-name="P2">Values in ROI</text:p>
        </draw:connector>
        <draw:custom-shape draw:style-name="gr7" draw:text-style-name="P3" draw:layer="layout" svg:width="7.6cm" svg:height="1.752cm" svg:x="5.973cm" svg:y="15.899cm">
          <text:p text:style-name="P2">GLM</text:p>
          <draw:enhanced-geometry svg:viewBox="0 0 21600 21600" draw:extrusion="false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7.6cm" svg:height="1.752cm" svg:x="5.973cm" svg:y="13.202cm">
          <text:p text:style-name="P2">T-statistic</text:p>
          <draw:enhanced-geometry svg:viewBox="0 0 21600 21600" draw:extrusion="false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line" svg:x1="12.852cm" svg:y1="6.595cm" svg:x2="14.681cm" svg:y2="6.595cm" draw:start-shape="id2" draw:start-glue-point="1" draw:end-shape="id3" svg:d="M12852 6595h1829" svg:viewBox="0 0 1830 1">
          <text:p/>
        </draw:connector>
        <draw:connector draw:style-name="gr8" draw:text-style-name="P1" draw:layer="layout" svg:x1="20.732cm" svg:y1="6.595cm" svg:x2="22.561cm" svg:y2="6.595cm" draw:start-shape="id3" draw:start-glue-point="1" draw:end-shape="id4" draw:end-glue-point="3" svg:d="M20732 6595h1829" svg:viewBox="0 0 1830 1">
          <text:p/>
        </draw:connector>
        <draw:custom-shape draw:style-name="gr9" draw:text-style-name="P3" draw:layer="layout" svg:width="5.217cm" svg:height="1.637cm" svg:x="14.96cm" svg:y="9.015cm">
          <text:p text:style-name="P2">“Informative</text:p>
          <text:p text:style-name="P2">Voxels”</text:p>
          <draw:enhanced-geometry svg:viewBox="0 0 21600 21600" draw:mirror-horizontal="false" draw:mirror-vertical="false" draw:type="line-callout-1" draw:modifiers="-6449.36757378306 -32162.6373626374 -1034.87926408586 7318.6813186813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3" draw:layer="layout" svg:width="5.998cm" svg:height="1.637cm" svg:x="22.702cm" svg:y="9.015cm">
          <text:p text:style-name="P2">Feature vectors</text:p>
          <draw:enhanced-geometry svg:viewBox="0 0 21600 21600" draw:mirror-horizontal="false" draw:mirror-vertical="false" draw:type="line-callout-1" draw:modifiers="-5850.97516252709 -32070.3296703297 -903.750625104184 7318.6813186813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11" draw:text-style-name="P1" draw:layer="layout" svg:x1="25.586cm" svg:y1="4.906cm" svg:x2="25.586cm" svg:y2="2.341cm" draw:start-shape="id4" draw:start-glue-point="0" draw:end-shape="id5" svg:d="M25586 4906v-2565" svg:viewBox="0 0 1 2566">
          <text:p text:style-name="P2"/>
        </draw:connector>
        <draw:frame draw:style-name="gr12" draw:text-style-name="P4" xml:id="id5" draw:id="id5" draw:layer="layout" svg:width="6.051cm" svg:height="1.066cm" svg:x="22.561cm" svg:y="1.275cm">
          <draw:text-box>
            <text:p text:style-name="P2">Label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15:23:58.052608111</meta:creation-date>
    <dc:date>2017-06-25T15:58:43.512948380</dc:date>
    <meta:editing-duration>PT6M58S</meta:editing-duration>
    <meta:editing-cycles>4</meta:editing-cycles>
    <meta:generator>LibreOffice/5.2.7.2$Linux_X86_64 LibreOffice_project/20$Build-2</meta:generator>
    <meta:document-statistic meta:object-count="16"/>
  </office:meta>
</office:document-meta>
</file>